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8.96pt" svg:height="300.44pt" svg:x="276.38pt" svg:y="312.49pt">
            <loext:p draw:notify-on-update-of-ranges="Sheet1.K3:Sheet1.K23 Sheet1.E3:Sheet1.E23 Sheet1.F3:Sheet1.F23 Sheet1.G3:Sheet1.G23 Sheet1.D3:Sheet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KDD-1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KDD-1</text:p>
          </table:table-cell>
          <table:table-cell table:style-name="ce1" office:value-type="string" calcext:value-type="string">
            <text:p>MinibatchSize</text:p>
          </table:table-cell>
          <table:table-cell table:number-columns-repeated="2" table:style-name="ce1" office:value-type="string" calcext:value-type="string">
            <text:p>NumSamples</text:p>
          </table:table-cell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0.690561" calcext:value-type="float">
            <text:p>0.690561</text:p>
          </table:table-cell>
          <table:table-cell table:number-columns-repeated="3"/>
          <table:table-cell table:number-columns-repeated="2" office:value-type="float" office:value="0.690561" calcext:value-type="float">
            <text:p>0.690561</text:p>
          </table:table-cell>
        </table:table-row>
        <table:table-row table:style-name="ro1">
          <table:table-cell table:number-columns-repeated="3"/>
          <table:table-cell office:value-type="float" office:value="0.26385" calcext:value-type="float">
            <text:p>0.26385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0.264643" calcext:value-type="float">
            <text:p>0.264643</text:p>
          </table:table-cell>
          <table:table-cell office:value-type="float" office:value="0.264733" calcext:value-type="float">
            <text:p>0.264733</text:p>
          </table:table-cell>
          <table:table-cell table:number-columns-repeated="3"/>
          <table:table-cell office:value-type="float" office:value="0.276201" calcext:value-type="float">
            <text:p>0.276201</text:p>
          </table:table-cell>
          <table:table-cell office:value-type="float" office:value="0.293741" calcext:value-type="float">
            <text:p>0.293741</text:p>
          </table:table-cell>
        </table:table-row>
        <table:table-row table:style-name="ro1">
          <table:table-cell table:number-columns-repeated="3"/>
          <table:table-cell office:value-type="float" office:value="0.262274" calcext:value-type="float">
            <text:p>0.262274</text:p>
          </table:table-cell>
          <table:table-cell office:value-type="float" office:value="0.263023" calcext:value-type="float">
            <text:p>0.263023</text:p>
          </table:table-cell>
          <table:table-cell office:value-type="float" office:value="0.271202" calcext:value-type="float">
            <text:p>0.271202</text:p>
          </table:table-cell>
          <table:table-cell office:value-type="float" office:value="0.263348" calcext:value-type="float">
            <text:p>0.263348</text:p>
          </table:table-cell>
          <table:table-cell table:number-columns-repeated="3"/>
          <table:table-cell office:value-type="float" office:value="0.27284" calcext:value-type="float">
            <text:p>0.27284</text:p>
          </table:table-cell>
          <table:table-cell office:value-type="float" office:value="0.272398" calcext:value-type="float">
            <text:p>0.272398</text:p>
          </table:table-cell>
        </table:table-row>
        <table:table-row table:style-name="ro1">
          <table:table-cell table:number-columns-repeated="3"/>
          <table:table-cell office:value-type="float" office:value="0.262541" calcext:value-type="float">
            <text:p>0.262541</text:p>
          </table:table-cell>
          <table:table-cell office:value-type="float" office:value="0.264158" calcext:value-type="float">
            <text:p>0.264158</text:p>
          </table:table-cell>
          <table:table-cell office:value-type="float" office:value="0.267167" calcext:value-type="float">
            <text:p>0.267167</text:p>
          </table:table-cell>
          <table:table-cell office:value-type="float" office:value="0.262654" calcext:value-type="float">
            <text:p>0.262654</text:p>
          </table:table-cell>
          <table:table-cell table:number-columns-repeated="3"/>
          <table:table-cell office:value-type="float" office:value="0.27403" calcext:value-type="float">
            <text:p>0.27403</text:p>
          </table:table-cell>
          <table:table-cell office:value-type="float" office:value="0.288581" calcext:value-type="float">
            <text:p>0.288581</text:p>
          </table:table-cell>
        </table:table-row>
        <table:table-row table:style-name="ro1">
          <table:table-cell table:number-columns-repeated="3"/>
          <table:table-cell office:value-type="float" office:value="0.262307" calcext:value-type="float">
            <text:p>0.262307</text:p>
          </table:table-cell>
          <table:table-cell office:value-type="float" office:value="0.266946" calcext:value-type="float">
            <text:p>0.266946</text:p>
          </table:table-cell>
          <table:table-cell office:value-type="float" office:value="0.267589" calcext:value-type="float">
            <text:p>0.267589</text:p>
          </table:table-cell>
          <table:table-cell office:value-type="float" office:value="0.262396" calcext:value-type="float">
            <text:p>0.262396</text:p>
          </table:table-cell>
          <table:table-cell table:number-columns-repeated="3"/>
          <table:table-cell office:value-type="float" office:value="0.272257" calcext:value-type="float">
            <text:p>0.272257</text:p>
          </table:table-cell>
          <table:table-cell office:value-type="float" office:value="0.272484" calcext:value-type="float">
            <text:p>0.272484</text:p>
          </table:table-cell>
        </table:table-row>
        <table:table-row table:style-name="ro1">
          <table:table-cell table:number-columns-repeated="3"/>
          <table:table-cell office:value-type="float" office:value="0.262044" calcext:value-type="float">
            <text:p>0.262044</text:p>
          </table:table-cell>
          <table:table-cell office:value-type="float" office:value="0.269093" calcext:value-type="float">
            <text:p>0.269093</text:p>
          </table:table-cell>
          <table:table-cell office:value-type="float" office:value="0.270308" calcext:value-type="float">
            <text:p>0.270308</text:p>
          </table:table-cell>
          <table:table-cell office:value-type="float" office:value="0.262522" calcext:value-type="float">
            <text:p>0.262522</text:p>
          </table:table-cell>
          <table:table-cell table:number-columns-repeated="3"/>
          <table:table-cell office:value-type="float" office:value="0.273242" calcext:value-type="float">
            <text:p>0.273242</text:p>
          </table:table-cell>
          <table:table-cell office:value-type="float" office:value="0.285413" calcext:value-type="float">
            <text:p>0.285413</text:p>
          </table:table-cell>
        </table:table-row>
        <table:table-row table:style-name="ro1">
          <table:table-cell table:number-columns-repeated="3"/>
          <table:table-cell office:value-type="float" office:value="0.263517" calcext:value-type="float">
            <text:p>0.263517</text:p>
          </table:table-cell>
          <table:table-cell office:value-type="float" office:value="0.262984" calcext:value-type="float">
            <text:p>0.262984</text:p>
          </table:table-cell>
          <table:table-cell office:value-type="float" office:value="0.267656" calcext:value-type="float">
            <text:p>0.267656</text:p>
          </table:table-cell>
          <table:table-cell office:value-type="float" office:value="0.262218" calcext:value-type="float">
            <text:p>0.262218</text:p>
          </table:table-cell>
          <table:table-cell table:number-columns-repeated="3"/>
          <table:table-cell office:value-type="float" office:value="0.271853" calcext:value-type="float">
            <text:p>0.271853</text:p>
          </table:table-cell>
          <table:table-cell office:value-type="float" office:value="0.272757" calcext:value-type="float">
            <text:p>0.272757</text:p>
          </table:table-cell>
        </table:table-row>
        <table:table-row table:style-name="ro1">
          <table:table-cell table:number-columns-repeated="3"/>
          <table:table-cell office:value-type="float" office:value="0.262211" calcext:value-type="float">
            <text:p>0.262211</text:p>
          </table:table-cell>
          <table:table-cell office:value-type="float" office:value="0.263499" calcext:value-type="float">
            <text:p>0.263499</text:p>
          </table:table-cell>
          <table:table-cell office:value-type="float" office:value="0.264077" calcext:value-type="float">
            <text:p>0.264077</text:p>
          </table:table-cell>
          <table:table-cell office:value-type="float" office:value="0.262163" calcext:value-type="float">
            <text:p>0.262163</text:p>
          </table:table-cell>
          <table:table-cell table:number-columns-repeated="3"/>
          <table:table-cell office:value-type="float" office:value="0.272564" calcext:value-type="float">
            <text:p>0.272564</text:p>
          </table:table-cell>
          <table:table-cell office:value-type="float" office:value="0.28301" calcext:value-type="float">
            <text:p>0.28301</text:p>
          </table:table-cell>
        </table:table-row>
        <table:table-row table:style-name="ro1">
          <table:table-cell table:number-columns-repeated="3"/>
          <table:table-cell office:value-type="float" office:value="0.261937" calcext:value-type="float">
            <text:p>0.261937</text:p>
          </table:table-cell>
          <table:table-cell office:value-type="float" office:value="0.262793" calcext:value-type="float">
            <text:p>0.262793</text:p>
          </table:table-cell>
          <table:table-cell office:value-type="float" office:value="0.264453" calcext:value-type="float">
            <text:p>0.264453</text:p>
          </table:table-cell>
          <table:table-cell office:value-type="float" office:value="0.262181" calcext:value-type="float">
            <text:p>0.262181</text:p>
          </table:table-cell>
          <table:table-cell table:number-columns-repeated="3"/>
          <table:table-cell office:value-type="float" office:value="0.271479" calcext:value-type="float">
            <text:p>0.271479</text:p>
          </table:table-cell>
          <table:table-cell office:value-type="float" office:value="0.273227" calcext:value-type="float">
            <text:p>0.273227</text:p>
          </table:table-cell>
        </table:table-row>
        <table:table-row table:style-name="ro1">
          <table:table-cell table:number-columns-repeated="3"/>
          <table:table-cell office:value-type="float" office:value="0.261969" calcext:value-type="float">
            <text:p>0.261969</text:p>
          </table:table-cell>
          <table:table-cell office:value-type="float" office:value="0.263719" calcext:value-type="float">
            <text:p>0.263719</text:p>
          </table:table-cell>
          <table:table-cell office:value-type="float" office:value="0.269914" calcext:value-type="float">
            <text:p>0.269914</text:p>
          </table:table-cell>
          <table:table-cell office:value-type="float" office:value="0.26277" calcext:value-type="float">
            <text:p>0.26277</text:p>
          </table:table-cell>
          <table:table-cell table:number-columns-repeated="3"/>
          <table:table-cell office:value-type="float" office:value="0.271982" calcext:value-type="float">
            <text:p>0.271982</text:p>
          </table:table-cell>
          <table:table-cell office:value-type="float" office:value="0.281157" calcext:value-type="float">
            <text:p>0.281157</text:p>
          </table:table-cell>
        </table:table-row>
        <table:table-row table:style-name="ro1">
          <table:table-cell table:number-columns-repeated="3"/>
          <table:table-cell office:value-type="float" office:value="0.262202" calcext:value-type="float">
            <text:p>0.262202</text:p>
          </table:table-cell>
          <table:table-cell office:value-type="float" office:value="0.263419" calcext:value-type="float">
            <text:p>0.263419</text:p>
          </table:table-cell>
          <table:table-cell office:value-type="float" office:value="0.264588" calcext:value-type="float">
            <text:p>0.264588</text:p>
          </table:table-cell>
          <table:table-cell office:value-type="float" office:value="0.261975" calcext:value-type="float">
            <text:p>0.261975</text:p>
          </table:table-cell>
          <table:table-cell table:number-columns-repeated="3"/>
          <table:table-cell office:value-type="float" office:value="0.271129" calcext:value-type="float">
            <text:p>0.271129</text:p>
          </table:table-cell>
          <table:table-cell office:value-type="float" office:value="0.273673" calcext:value-type="float">
            <text:p>0.273673</text:p>
          </table:table-cell>
        </table:table-row>
        <table:table-row table:style-name="ro1">
          <table:table-cell table:number-columns-repeated="3"/>
          <table:table-cell office:value-type="float" office:value="0.262016" calcext:value-type="float">
            <text:p>0.262016</text:p>
          </table:table-cell>
          <table:table-cell office:value-type="float" office:value="0.263563" calcext:value-type="float">
            <text:p>0.263563</text:p>
          </table:table-cell>
          <table:table-cell office:value-type="float" office:value="0.263453" calcext:value-type="float">
            <text:p>0.263453</text:p>
          </table:table-cell>
          <table:table-cell office:value-type="float" office:value="0.262047" calcext:value-type="float">
            <text:p>0.262047</text:p>
          </table:table-cell>
          <table:table-cell table:number-columns-repeated="3"/>
          <table:table-cell office:value-type="float" office:value="0.271457" calcext:value-type="float">
            <text:p>0.271457</text:p>
          </table:table-cell>
          <table:table-cell office:value-type="float" office:value="0.279703" calcext:value-type="float">
            <text:p>0.279703</text:p>
          </table:table-cell>
        </table:table-row>
        <table:table-row table:style-name="ro1">
          <table:table-cell table:number-columns-repeated="3"/>
          <table:table-cell office:value-type="float" office:value="0.261996" calcext:value-type="float">
            <text:p>0.261996</text:p>
          </table:table-cell>
          <table:table-cell office:value-type="float" office:value="0.26355" calcext:value-type="float">
            <text:p>0.26355</text:p>
          </table:table-cell>
          <table:table-cell office:value-type="float" office:value="0.271132" calcext:value-type="float">
            <text:p>0.271132</text:p>
          </table:table-cell>
          <table:table-cell office:value-type="float" office:value="0.262242" calcext:value-type="float">
            <text:p>0.262242</text:p>
          </table:table-cell>
          <table:table-cell table:number-columns-repeated="3"/>
          <table:table-cell office:value-type="float" office:value="0.270796" calcext:value-type="float">
            <text:p>0.270796</text:p>
          </table:table-cell>
          <table:table-cell office:value-type="float" office:value="0.273895" calcext:value-type="float">
            <text:p>0.273895</text:p>
          </table:table-cell>
        </table:table-row>
        <table:table-row table:style-name="ro1">
          <table:table-cell table:number-columns-repeated="3"/>
          <table:table-cell office:value-type="float" office:value="0.26191" calcext:value-type="float">
            <text:p>0.26191</text:p>
          </table:table-cell>
          <table:table-cell office:value-type="float" office:value="0.266408" calcext:value-type="float">
            <text:p>0.266408</text:p>
          </table:table-cell>
          <table:table-cell office:value-type="float" office:value="0.263545" calcext:value-type="float">
            <text:p>0.263545</text:p>
          </table:table-cell>
          <table:table-cell office:value-type="float" office:value="0.261975" calcext:value-type="float">
            <text:p>0.261975</text:p>
          </table:table-cell>
          <table:table-cell table:number-columns-repeated="3"/>
          <table:table-cell office:value-type="float" office:value="0.271003" calcext:value-type="float">
            <text:p>0.271003</text:p>
          </table:table-cell>
          <table:table-cell office:value-type="float" office:value="0.278568" calcext:value-type="float">
            <text:p>0.278568</text:p>
          </table:table-cell>
        </table:table-row>
        <table:table-row table:style-name="ro1">
          <table:table-cell table:number-columns-repeated="3"/>
          <table:table-cell office:value-type="float" office:value="0.262587" calcext:value-type="float">
            <text:p>0.262587</text:p>
          </table:table-cell>
          <table:table-cell office:value-type="float" office:value="0.265101" calcext:value-type="float">
            <text:p>0.265101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0.261955" calcext:value-type="float">
            <text:p>0.261955</text:p>
          </table:table-cell>
          <table:table-cell table:number-columns-repeated="3"/>
          <table:table-cell office:value-type="float" office:value="0.270468" calcext:value-type="float">
            <text:p>0.270468</text:p>
          </table:table-cell>
          <table:table-cell office:value-type="float" office:value="0.274212" calcext:value-type="float">
            <text:p>0.274212</text:p>
          </table:table-cell>
        </table:table-row>
        <table:table-row table:style-name="ro1">
          <table:table-cell table:number-columns-repeated="3"/>
          <table:table-cell office:value-type="float" office:value="0.261947" calcext:value-type="float">
            <text:p>0.261947</text:p>
          </table:table-cell>
          <table:table-cell office:value-type="float" office:value="0.268894" calcext:value-type="float">
            <text:p>0.268894</text:p>
          </table:table-cell>
          <table:table-cell office:value-type="float" office:value="0.263232" calcext:value-type="float">
            <text:p>0.263232</text:p>
          </table:table-cell>
          <table:table-cell office:value-type="float" office:value="0.261937" calcext:value-type="float">
            <text:p>0.261937</text:p>
          </table:table-cell>
          <table:table-cell table:number-columns-repeated="3"/>
          <table:table-cell office:value-type="float" office:value="0.270582" calcext:value-type="float">
            <text:p>0.270582</text:p>
          </table:table-cell>
          <table:table-cell office:value-type="float" office:value="0.27772" calcext:value-type="float">
            <text:p>0.27772</text:p>
          </table:table-cell>
        </table:table-row>
        <table:table-row table:style-name="ro1">
          <table:table-cell table:number-columns-repeated="3"/>
          <table:table-cell office:value-type="float" office:value="0.262772" calcext:value-type="float">
            <text:p>0.262772</text:p>
          </table:table-cell>
          <table:table-cell office:value-type="float" office:value="0.262793" calcext:value-type="float">
            <text:p>0.262793</text:p>
          </table:table-cell>
          <table:table-cell office:value-type="float" office:value="0.263365" calcext:value-type="float">
            <text:p>0.263365</text:p>
          </table:table-cell>
          <table:table-cell office:value-type="float" office:value="0.262476" calcext:value-type="float">
            <text:p>0.262476</text:p>
          </table:table-cell>
          <table:table-cell table:number-columns-repeated="3"/>
          <table:table-cell office:value-type="float" office:value="0.270159" calcext:value-type="float">
            <text:p>0.270159</text:p>
          </table:table-cell>
          <table:table-cell office:value-type="float" office:value="0.274402" calcext:value-type="float">
            <text:p>0.274402</text:p>
          </table:table-cell>
        </table:table-row>
        <table:table-row table:style-name="ro1">
          <table:table-cell table:number-columns-repeated="3"/>
          <table:table-cell office:value-type="float" office:value="0.261894" calcext:value-type="float">
            <text:p>0.261894</text:p>
          </table:table-cell>
          <table:table-cell office:value-type="float" office:value="0.266446" calcext:value-type="float">
            <text:p>0.266446</text:p>
          </table:table-cell>
          <table:table-cell office:value-type="float" office:value="0.265632" calcext:value-type="float">
            <text:p>0.265632</text:p>
          </table:table-cell>
          <table:table-cell office:value-type="float" office:value="0.262273" calcext:value-type="float">
            <text:p>0.262273</text:p>
          </table:table-cell>
          <table:table-cell table:number-columns-repeated="3"/>
          <table:table-cell office:value-type="float" office:value="0.27019" calcext:value-type="float">
            <text:p>0.27019</text:p>
          </table:table-cell>
          <table:table-cell office:value-type="float" office:value="0.276953" calcext:value-type="float">
            <text:p>0.276953</text:p>
          </table:table-cell>
        </table:table-row>
        <table:table-row table:style-name="ro1">
          <table:table-cell table:number-columns-repeated="3"/>
          <table:table-cell office:value-type="float" office:value="0.261949" calcext:value-type="float">
            <text:p>0.261949</text:p>
          </table:table-cell>
          <table:table-cell office:value-type="float" office:value="0.263047" calcext:value-type="float">
            <text:p>0.263047</text:p>
          </table:table-cell>
          <table:table-cell office:value-type="float" office:value="0.264232" calcext:value-type="float">
            <text:p>0.264232</text:p>
          </table:table-cell>
          <table:table-cell office:value-type="float" office:value="0.262246" calcext:value-type="float">
            <text:p>0.262246</text:p>
          </table:table-cell>
          <table:table-cell table:number-columns-repeated="3"/>
          <table:table-cell office:value-type="float" office:value="0.269861" calcext:value-type="float">
            <text:p>0.269861</text:p>
          </table:table-cell>
          <table:table-cell office:value-type="float" office:value="0.274579" calcext:value-type="float">
            <text:p>0.274579</text:p>
          </table:table-cell>
        </table:table-row>
        <table:table-row table:style-name="ro1">
          <table:table-cell table:number-columns-repeated="3"/>
          <table:table-cell office:value-type="float" office:value="0.262143" calcext:value-type="float">
            <text:p>0.262143</text:p>
          </table:table-cell>
          <table:table-cell office:value-type="float" office:value="0.270065" calcext:value-type="float">
            <text:p>0.270065</text:p>
          </table:table-cell>
          <table:table-cell office:value-type="float" office:value="0.266221" calcext:value-type="float">
            <text:p>0.266221</text:p>
          </table:table-cell>
          <table:table-cell office:value-type="float" office:value="0.263896" calcext:value-type="float">
            <text:p>0.263896</text:p>
          </table:table-cell>
          <table:table-cell table:number-columns-repeated="3"/>
          <table:table-cell office:value-type="float" office:value="0.269822" calcext:value-type="float">
            <text:p>0.269822</text:p>
          </table:table-cell>
          <table:table-cell office:value-type="float" office:value="0.276423" calcext:value-type="float">
            <text:p>0.276423</text:p>
          </table:table-cell>
        </table:table-row>
        <table:table-row table:style-name="ro1">
          <table:table-cell table:number-columns-repeated="3"/>
          <table:table-cell office:value-type="float" office:value="0.26216" calcext:value-type="float">
            <text:p>0.26216</text:p>
          </table:table-cell>
          <table:table-cell office:value-type="float" office:value="0.262736" calcext:value-type="float">
            <text:p>0.262736</text:p>
          </table:table-cell>
          <table:table-cell office:value-type="float" office:value="0.265199" calcext:value-type="float">
            <text:p>0.265199</text:p>
          </table:table-cell>
          <table:table-cell office:value-type="float" office:value="0.262041" calcext:value-type="float">
            <text:p>0.262041</text:p>
          </table:table-cell>
          <table:table-cell table:number-columns-repeated="3"/>
          <table:table-cell office:value-type="float" office:value="0.269571" calcext:value-type="float">
            <text:p>0.269571</text:p>
          </table:table-cell>
          <table:table-cell office:value-type="float" office:value="0.274645" calcext:value-type="float">
            <text:p>0.274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10:30.615385483</meta:creation-date>
    <dc:date>2018-09-26T17:43:31.530442468</dc:date>
    <meta:editing-duration>PT1H56M34S</meta:editing-duration>
    <meta:editing-cycles>6</meta:editing-cycles>
    <meta:generator>LibreOffice/5.1.6.2$Linux_X86_64 LibreOffice_project/10m0$Build-2</meta:generator>
    <meta:document-statistic meta:table-count="1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2cm" svg:height="10.6cm" xlink:href=".." xlink:type="simple" chart:class="chart:line" chart:column-mapping="4 1 2 3 0" chart:style-name="ch1">
        <chart:legend chart:legend-position="end" svg:x="16.841cm" svg:y="4.005cm" style:legend-expansion="high" chart:style-name="ch2"/>
        <chart:plot-area chart:style-name="ch3" table:cell-range-address="Sheet1.K3:Sheet1.K23 Sheet1.D3:Sheet1.G23" svg:x="0.394cm" svg:y="0.212cm" svg:width="16.053cm" svg:height="10.176cm">
          <chartooo:coordinate-region svg:x="1.121cm" svg:y="0.411cm" svg:width="15.139cm" svg:height="9.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3" chart:class="chart:line">
            <chart:data-point chart:repeated="21"/>
          </chart:series>
          <chart:series chart:style-name="ch8" chart:values-cell-range-address="Sheet1.E3:Sheet1.E23" chart:class="chart:line">
            <chart:data-point chart:repeated="21"/>
          </chart:series>
          <chart:series chart:style-name="ch9" chart:values-cell-range-address="Sheet1.F3:Sheet1.F23" chart:class="chart:line">
            <chart:data-point chart:repeated="21"/>
          </chart:series>
          <chart:series chart:style-name="ch10" chart:values-cell-range-address="Sheet1.G3:Sheet1.G23" chart:class="chart:line">
            <chart:data-point chart:repeated="21"/>
          </chart:series>
          <chart:series chart:style-name="ch11" chart:values-cell-range-address="Sheet1.D3:Sheet1.D2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0561">
                <text:p>0.690561</text:p>
                <draw:g>
                  <svg:desc>Sheet1.K3:Sheet1.K23</svg:desc>
                </draw:g>
              </table:table-cell>
              <table:table-cell office:value-type="float" office:value="0.690561">
                <text:p>0.690561</text:p>
                <draw:g>
                  <svg:desc>Sheet1.E3:Sheet1.E23</svg:desc>
                </draw:g>
              </table:table-cell>
              <table:table-cell office:value-type="float" office:value="0.690561">
                <text:p>0.690561</text:p>
                <draw:g>
                  <svg:desc>Sheet1.F3:Sheet1.F23</svg:desc>
                </draw:g>
              </table:table-cell>
              <table:table-cell office:value-type="float" office:value="0.690561">
                <text:p>0.690561</text:p>
                <draw:g>
                  <svg:desc>Sheet1.G3:Sheet1.G23</svg:desc>
                </draw:g>
              </table:table-cell>
              <table:table-cell office:value-type="float" office:value="0.690561">
                <text:p>0.690561</text:p>
                <draw:g>
                  <svg:desc>Sheet1.D3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201">
                <text:p>0.276201</text:p>
              </table:table-cell>
              <table:table-cell office:value-type="float" office:value="0.26855">
                <text:p>0.26855</text:p>
              </table:table-cell>
              <table:table-cell office:value-type="float" office:value="0.264643">
                <text:p>0.264643</text:p>
              </table:table-cell>
              <table:table-cell office:value-type="float" office:value="0.264733">
                <text:p>0.264733</text:p>
              </table:table-cell>
              <table:table-cell office:value-type="float" office:value="0.26385">
                <text:p>0.26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284">
                <text:p>0.27284</text:p>
              </table:table-cell>
              <table:table-cell office:value-type="float" office:value="0.263023">
                <text:p>0.263023</text:p>
              </table:table-cell>
              <table:table-cell office:value-type="float" office:value="0.271202">
                <text:p>0.271202</text:p>
              </table:table-cell>
              <table:table-cell office:value-type="float" office:value="0.263348">
                <text:p>0.263348</text:p>
              </table:table-cell>
              <table:table-cell office:value-type="float" office:value="0.262274">
                <text:p>0.26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403">
                <text:p>0.27403</text:p>
              </table:table-cell>
              <table:table-cell office:value-type="float" office:value="0.264158">
                <text:p>0.264158</text:p>
              </table:table-cell>
              <table:table-cell office:value-type="float" office:value="0.267167">
                <text:p>0.267167</text:p>
              </table:table-cell>
              <table:table-cell office:value-type="float" office:value="0.262654">
                <text:p>0.262654</text:p>
              </table:table-cell>
              <table:table-cell office:value-type="float" office:value="0.262541">
                <text:p>0.262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2257">
                <text:p>0.272257</text:p>
              </table:table-cell>
              <table:table-cell office:value-type="float" office:value="0.266946">
                <text:p>0.266946</text:p>
              </table:table-cell>
              <table:table-cell office:value-type="float" office:value="0.267589">
                <text:p>0.267589</text:p>
              </table:table-cell>
              <table:table-cell office:value-type="float" office:value="0.262396">
                <text:p>0.262396</text:p>
              </table:table-cell>
              <table:table-cell office:value-type="float" office:value="0.262307">
                <text:p>0.262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3242">
                <text:p>0.273242</text:p>
              </table:table-cell>
              <table:table-cell office:value-type="float" office:value="0.269093">
                <text:p>0.269093</text:p>
              </table:table-cell>
              <table:table-cell office:value-type="float" office:value="0.270308">
                <text:p>0.270308</text:p>
              </table:table-cell>
              <table:table-cell office:value-type="float" office:value="0.262522">
                <text:p>0.262522</text:p>
              </table:table-cell>
              <table:table-cell office:value-type="float" office:value="0.262044">
                <text:p>0.26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853">
                <text:p>0.271853</text:p>
              </table:table-cell>
              <table:table-cell office:value-type="float" office:value="0.262984">
                <text:p>0.262984</text:p>
              </table:table-cell>
              <table:table-cell office:value-type="float" office:value="0.267656">
                <text:p>0.267656</text:p>
              </table:table-cell>
              <table:table-cell office:value-type="float" office:value="0.262218">
                <text:p>0.262218</text:p>
              </table:table-cell>
              <table:table-cell office:value-type="float" office:value="0.263517">
                <text:p>0.263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564">
                <text:p>0.272564</text:p>
              </table:table-cell>
              <table:table-cell office:value-type="float" office:value="0.263499">
                <text:p>0.263499</text:p>
              </table:table-cell>
              <table:table-cell office:value-type="float" office:value="0.264077">
                <text:p>0.264077</text:p>
              </table:table-cell>
              <table:table-cell office:value-type="float" office:value="0.262163">
                <text:p>0.262163</text:p>
              </table:table-cell>
              <table:table-cell office:value-type="float" office:value="0.262211">
                <text:p>0.26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1479">
                <text:p>0.271479</text:p>
              </table:table-cell>
              <table:table-cell office:value-type="float" office:value="0.262793">
                <text:p>0.262793</text:p>
              </table:table-cell>
              <table:table-cell office:value-type="float" office:value="0.264453">
                <text:p>0.264453</text:p>
              </table:table-cell>
              <table:table-cell office:value-type="float" office:value="0.262181">
                <text:p>0.262181</text:p>
              </table:table-cell>
              <table:table-cell office:value-type="float" office:value="0.261937">
                <text:p>0.261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1982">
                <text:p>0.271982</text:p>
              </table:table-cell>
              <table:table-cell office:value-type="float" office:value="0.263719">
                <text:p>0.263719</text:p>
              </table:table-cell>
              <table:table-cell office:value-type="float" office:value="0.269914">
                <text:p>0.269914</text:p>
              </table:table-cell>
              <table:table-cell office:value-type="float" office:value="0.26277">
                <text:p>0.26277</text:p>
              </table:table-cell>
              <table:table-cell office:value-type="float" office:value="0.261969">
                <text:p>0.261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1129">
                <text:p>0.271129</text:p>
              </table:table-cell>
              <table:table-cell office:value-type="float" office:value="0.263419">
                <text:p>0.263419</text:p>
              </table:table-cell>
              <table:table-cell office:value-type="float" office:value="0.264588">
                <text:p>0.264588</text:p>
              </table:table-cell>
              <table:table-cell office:value-type="float" office:value="0.261975">
                <text:p>0.261975</text:p>
              </table:table-cell>
              <table:table-cell office:value-type="float" office:value="0.262202">
                <text:p>0.262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1457">
                <text:p>0.271457</text:p>
              </table:table-cell>
              <table:table-cell office:value-type="float" office:value="0.263563">
                <text:p>0.263563</text:p>
              </table:table-cell>
              <table:table-cell office:value-type="float" office:value="0.263453">
                <text:p>0.263453</text:p>
              </table:table-cell>
              <table:table-cell office:value-type="float" office:value="0.262047">
                <text:p>0.262047</text:p>
              </table:table-cell>
              <table:table-cell office:value-type="float" office:value="0.262016">
                <text:p>0.26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796">
                <text:p>0.270796</text:p>
              </table:table-cell>
              <table:table-cell office:value-type="float" office:value="0.26355">
                <text:p>0.26355</text:p>
              </table:table-cell>
              <table:table-cell office:value-type="float" office:value="0.271132">
                <text:p>0.271132</text:p>
              </table:table-cell>
              <table:table-cell office:value-type="float" office:value="0.262242">
                <text:p>0.262242</text:p>
              </table:table-cell>
              <table:table-cell office:value-type="float" office:value="0.261996">
                <text:p>0.261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1003">
                <text:p>0.271003</text:p>
              </table:table-cell>
              <table:table-cell office:value-type="float" office:value="0.266408">
                <text:p>0.266408</text:p>
              </table:table-cell>
              <table:table-cell office:value-type="float" office:value="0.263545">
                <text:p>0.263545</text:p>
              </table:table-cell>
              <table:table-cell office:value-type="float" office:value="0.261975">
                <text:p>0.261975</text:p>
              </table:table-cell>
              <table:table-cell office:value-type="float" office:value="0.26191">
                <text:p>0.26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0468">
                <text:p>0.270468</text:p>
              </table:table-cell>
              <table:table-cell office:value-type="float" office:value="0.265101">
                <text:p>0.265101</text:p>
              </table:table-cell>
              <table:table-cell office:value-type="float" office:value="0.26376">
                <text:p>0.26376</text:p>
              </table:table-cell>
              <table:table-cell office:value-type="float" office:value="0.261955">
                <text:p>0.261955</text:p>
              </table:table-cell>
              <table:table-cell office:value-type="float" office:value="0.262587">
                <text:p>0.262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0582">
                <text:p>0.270582</text:p>
              </table:table-cell>
              <table:table-cell office:value-type="float" office:value="0.268894">
                <text:p>0.268894</text:p>
              </table:table-cell>
              <table:table-cell office:value-type="float" office:value="0.263232">
                <text:p>0.263232</text:p>
              </table:table-cell>
              <table:table-cell office:value-type="float" office:value="0.261937">
                <text:p>0.261937</text:p>
              </table:table-cell>
              <table:table-cell office:value-type="float" office:value="0.261947">
                <text:p>0.261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0159">
                <text:p>0.270159</text:p>
              </table:table-cell>
              <table:table-cell office:value-type="float" office:value="0.262793">
                <text:p>0.262793</text:p>
              </table:table-cell>
              <table:table-cell office:value-type="float" office:value="0.263365">
                <text:p>0.263365</text:p>
              </table:table-cell>
              <table:table-cell office:value-type="float" office:value="0.262476">
                <text:p>0.262476</text:p>
              </table:table-cell>
              <table:table-cell office:value-type="float" office:value="0.262772">
                <text:p>0.262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019">
                <text:p>0.27019</text:p>
              </table:table-cell>
              <table:table-cell office:value-type="float" office:value="0.266446">
                <text:p>0.266446</text:p>
              </table:table-cell>
              <table:table-cell office:value-type="float" office:value="0.265632">
                <text:p>0.265632</text:p>
              </table:table-cell>
              <table:table-cell office:value-type="float" office:value="0.262273">
                <text:p>0.262273</text:p>
              </table:table-cell>
              <table:table-cell office:value-type="float" office:value="0.261894">
                <text:p>0.261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9861">
                <text:p>0.269861</text:p>
              </table:table-cell>
              <table:table-cell office:value-type="float" office:value="0.263047">
                <text:p>0.263047</text:p>
              </table:table-cell>
              <table:table-cell office:value-type="float" office:value="0.264232">
                <text:p>0.264232</text:p>
              </table:table-cell>
              <table:table-cell office:value-type="float" office:value="0.262246">
                <text:p>0.262246</text:p>
              </table:table-cell>
              <table:table-cell office:value-type="float" office:value="0.261949">
                <text:p>0.2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9822">
                <text:p>0.269822</text:p>
              </table:table-cell>
              <table:table-cell office:value-type="float" office:value="0.270065">
                <text:p>0.270065</text:p>
              </table:table-cell>
              <table:table-cell office:value-type="float" office:value="0.266221">
                <text:p>0.266221</text:p>
              </table:table-cell>
              <table:table-cell office:value-type="float" office:value="0.263896">
                <text:p>0.263896</text:p>
              </table:table-cell>
              <table:table-cell office:value-type="float" office:value="0.262143">
                <text:p>0.262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9571">
                <text:p>0.269571</text:p>
              </table:table-cell>
              <table:table-cell office:value-type="float" office:value="0.262736">
                <text:p>0.262736</text:p>
              </table:table-cell>
              <table:table-cell office:value-type="float" office:value="0.265199">
                <text:p>0.265199</text:p>
              </table:table-cell>
              <table:table-cell office:value-type="float" office:value="0.262041">
                <text:p>0.262041</text:p>
              </table:table-cell>
              <table:table-cell office:value-type="float" office:value="0.26216">
                <text:p>0.26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